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C020000300FD6E851E4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Narrow,Bold" svg:font-family="'ArialNarrow,Bold'"/>
    <style:font-face style:name="Mangal1" svg:font-family="Mangal"/>
    <style:font-face style:name="Segoe UI" svg:font-family="'Segoe UI'"/>
    <style:font-face style:name="CenturySchoolbook,Bold" svg:font-family="'CenturySchoolbook,Bold'" style:font-family-generic="roman"/>
    <style:font-face style:name="KristenITC" svg:font-family="KristenITC" style:font-family-generic="script"/>
    <style:font-face style:name="Arial1" svg:font-family="Arial" style:font-family-generic="swiss"/>
    <style:font-face style:name="ArialNarrow" svg:font-family="ArialNarrow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KristenITC" fo:font-size="10pt" style:font-name-asian="KristenITC" style:font-size-asian="10pt" style:font-name-complex="KristenITC" style:font-size-complex="10pt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KristenITC" fo:font-size="12pt" style:font-name-asian="KristenITC" style:font-size-asian="12pt" style:font-name-complex="KristenITC" style:font-size-complex="12pt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ArialNarrow" fo:font-size="12pt" style:font-name-asian="ArialNarrow" style:font-size-asian="12pt" style:font-name-complex="ArialNarrow" style:font-size-complex="12pt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ArialNarrow" fo:font-size="13pt" style:font-name-asian="ArialNarrow" style:font-size-asian="13pt" style:font-name-complex="ArialNarrow" style:font-size-complex="13pt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CenturySchoolbook,Bold" fo:font-size="11pt" fo:font-weight="bold" style:font-name-asian="CenturySchoolbook,Bold" style:font-size-asian="11pt" style:font-weight-asian="bold" style:font-name-complex="CenturySchoolbook,Bold" style:font-size-complex="11pt" style:font-weight-complex="bold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font-name="CenturySchoolbook,Bold" fo:font-size="13pt" fo:font-weight="bold" style:font-name-asian="CenturySchoolbook,Bold" style:font-size-asian="13pt" style:font-weight-asian="bold" style:font-name-complex="CenturySchoolbook,Bold" style:font-size-complex="13pt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ArialNarrow,Bold" fo:font-size="11pt" fo:font-weight="bold" style:font-name-asian="ArialNarrow,Bold" style:font-size-asian="11pt" style:font-weight-asian="bold" style:font-name-complex="ArialNarrow,Bold" style:font-size-complex="11pt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ArialNarrow,Bold" fo:font-size="12pt" fo:font-weight="bold" style:font-name-asian="ArialNarrow,Bold" style:font-size-asian="12pt" style:font-weight-asian="bold" style:font-name-complex="ArialNarrow,Bold" style:font-size-complex="12pt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Arial1" fo:font-size="9pt" style:font-name-asian="Arial1" style:font-size-asian="9pt" style:font-name-complex="Arial1" style:font-size-complex="9pt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Calibri" fo:font-size="12pt" style:font-name-asian="Calibri" style:font-size-asian="12pt" style:font-name-complex="Calibri" style:font-size-complex="12pt"/>
    </style:style>
    <style:style style:name="P11" style:family="paragraph" style:parent-style-name="Standard">
      <style:paragraph-properties fo:text-align="start" style:justify-single-word="false" style:text-autospace="none"/>
      <style:text-properties fo:color="#4f6228" style:font-name="KristenITC" fo:font-size="18pt" style:font-name-asian="KristenITC" style:font-size-asian="18pt" style:font-name-complex="KristenITC" style:font-size-complex="18pt"/>
    </style:style>
    <style:style style:name="P12" style:family="paragraph" style:parent-style-name="Standard">
      <style:paragraph-properties fo:text-align="start" style:justify-single-word="false" style:text-autospace="none"/>
      <style:text-properties fo:font-size="12pt" style:font-size-asian="12pt" style:font-size-complex="12pt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ArialNarrow" fo:font-size="11pt" style:font-name-asian="ArialNarrow" style:font-size-asian="11pt" style:font-name-complex="ArialNarrow" style:font-size-complex="11pt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ArialNarrow,Bold" fo:font-size="11pt" fo:font-weight="bold" style:font-name-asian="ArialNarrow,Bold" style:font-size-asian="11pt" style:font-weight-asian="bold" style:font-name-complex="ArialNarrow,Bold" style:font-size-complex="11pt" style:font-weight-complex="bold"/>
    </style:style>
    <style:style style:name="T1" style:family="text">
      <style:text-properties style:font-name="ArialNarrow" style:font-name-asian="ArialNarrow" style:font-name-complex="ArialNarrow"/>
    </style:style>
    <style:style style:name="T2" style:family="text">
      <style:text-properties style:font-name="ArialNarrow" fo:font-size="12pt" style:font-name-asian="ArialNarrow" style:font-size-asian="12pt" style:font-name-complex="ArialNarrow" style:font-size-complex="12pt"/>
    </style:style>
    <style:style style:name="T3" style:family="text">
      <style:text-properties style:font-name="ArialNarrow" fo:font-size="12pt" fo:font-weight="bold" style:font-name-asian="ArialNarrow" style:font-size-asian="12pt" style:font-weight-asian="bold" style:font-name-complex="ArialNarrow" style:font-size-complex="12pt" style:font-weight-complex="bold"/>
    </style:style>
    <style:style style:name="T4" style:family="text">
      <style:text-properties style:font-name="ArialNarrow,Bold" fo:font-weight="bold" style:font-name-asian="ArialNarrow,Bold" style:font-weight-asian="bold" style:font-name-complex="ArialNarrow,Bold" style:font-weight-complex="bold"/>
    </style:style>
    <style:style style:name="T5" style:family="text">
      <style:text-properties style:font-name="ArialNarrow,Bold" fo:font-size="12pt" fo:font-weight="bold" style:font-name-asian="ArialNarrow,Bold" style:font-size-asian="12pt" style:font-weight-asian="bold" style:font-name-complex="ArialNarrow,Bold" style:font-size-complex="12pt" style:font-weight-complex="bold"/>
    </style:style>
    <style:style style:name="T6" style:family="text">
      <style:text-properties fo:color="#0000ff" style:font-name="ArialNarrow" style:font-name-asian="ArialNarrow" style:font-name-complex="ArialNarrow"/>
    </style:style>
    <style:style style:name="T7" style:family="text">
      <style:text-properties fo:color="#000000" style:font-name="Calibri" style:font-name-asian="Calibri" style:font-name-complex="Calibri"/>
    </style:style>
    <style:style style:name="T8" style:family="text">
      <style:text-properties style:font-name="Segoe UI" fo:font-size="26pt" style:font-name-asian="Segoe UI" style:font-size-asian="26pt" style:font-name-complex="Segoe UI" style:font-size-complex="26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style:font-name="Arial" fo:font-size="20pt" style:font-name-asian="Segoe UI" style:font-size-asian="20pt" style:font-name-complex="Segoe UI" style:font-size-complex="20pt"/>
    </style:style>
    <style:style style:name="T11" style:family="text">
      <style:text-properties style:font-name="Arial" fo:font-size="15pt" style:font-name-asian="Segoe UI" style:font-size-asian="15pt" style:font-name-complex="Segoe UI" style:font-size-complex="15pt"/>
    </style:style>
    <style:style style:name="T12" style:family="text">
      <style:text-properties style:font-name="Arial" fo:font-weight="normal" style:font-name-asian="ArialNarrow" style:font-weight-asian="normal" style:font-name-complex="ArialNarrow" style:font-weight-complex="normal"/>
    </style:style>
    <style:style style:name="T13" style:family="text">
      <style:text-properties style:font-name="Arial" fo:font-weight="normal" style:font-weight-asian="normal" style:font-weight-complex="normal"/>
    </style:style>
    <style:style style:name="T14" style:family="text">
      <style:text-properties style:font-name="Arial" fo:font-size="16pt" style:font-name-asian="Segoe UI" style:font-size-asian="16pt" style:font-name-complex="Segoe UI" style:font-size-complex="16pt"/>
    </style:style>
    <style:style style:name="T15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Grafik1" text:anchor-type="paragraph" svg:x="-0.021cm" svg:y="0.053cm" svg:width="1.898cm" svg:height="1.789cm" draw:z-index="0"><draw:image xlink:href="Pictures/2000000700002C020000300FD6E851E4.svm" xlink:type="simple" xlink:show="embed" xlink:actuate="onLoad"/></draw:frame><text:line-break/> <text:s/><text:span text:style-name="T9">Kinder Afrika Projekt e.V. Deutschland</text:span></text:p>
      <text:p text:style-name="P13"/>
      <text:p text:style-name="P13"/>
      <text:p text:style-name="P2"><text:span text:style-name="T12">V</text:span><text:span text:style-name="T13">erein:</text:span> <text:span text:style-name="T4">Kinder Afrika Projekt e.V.</text:span></text:p>
      <text:p text:style-name="P3">Zieglerstrasse 26 <text:s/>65191 Wiesbaden</text:p>
      <text:p text:style-name="P3">Tel: 0611 5325148 <text:s/>Fax: 0611 2385226</text:p>
      <text:p text:style-name="P2"><text:span text:style-name="T1">Email: </text:span><text:span text:style-name="T6">info@kap-deutschland.org</text:span></text:p>
      <text:p text:style-name="P4"><text:span text:style-name="T15">Website: </text:span><text:a xlink:type="simple" xlink:href="http://www.kap-deutschland.org/"><text:span text:style-name="T15">www.kap-deutschland.org</text:span></text:a></text:p>
      <text:p text:style-name="P4"/>
      <text:p text:style-name="P6">BEITRITTSERKLÄRUNG</text:p>
      <text:p text:style-name="P5"/>
      <text:p text:style-name="P2"><text:span text:style-name="T1">H</text:span><text:span text:style-name="T1">iermit erkläre ich meinen Beitritt zum Verein </text:span><text:span text:style-name="T4">Kinder Afrika Projekt e.V.</text:span></text:p>
      <text:p text:style-name="P1"><text:span text:style-name="T14">□</text:span><text:span text:style-name="T8"> </text:span><text:span text:style-name="T2">Schüler/Studenten </text:span><text:span text:style-name="T5">20 Euro jährlich</text:span></text:p>
      <text:p text:style-name="P1"><text:span text:style-name="T14">□</text:span><text:span text:style-name="T10"> </text:span><text:span text:style-name="T2">Einzelmitgliedschaft </text:span><text:span text:style-name="T3">4</text:span><text:span text:style-name="T5">5 Euro jährlich</text:span></text:p>
      <text:p text:style-name="P1"><text:span text:style-name="T14">□</text:span><text:span text:style-name="T10"> </text:span><text:span text:style-name="T2">Famillienmitgliedschaft </text:span><text:span text:style-name="T3">100</text:span><text:span text:style-name="T5"> Euro jährlich</text:span></text:p>
      <text:p text:style-name="P1"><text:span text:style-name="T14">□</text:span><text:span text:style-name="T10"> </text:span><text:span text:style-name="T2">Firmenmitgliedschaft </text:span><text:span text:style-name="T3">2</text:span><text:span text:style-name="T5">50 Euro jährlich</text:span></text:p>
      <text:p text:style-name="P7"/>
      <text:p text:style-name="P4">M<text:span text:style-name="T15">ein Beitrag soll halbjährlich</text:span><text:span text:style-name="T11">□</text:span><text:span text:style-name="T15"> <text:s/>jährlich</text:span><text:span text:style-name="T11">□</text:span><text:span text:style-name="T15"> - von meinem Konto abgebucht werden.</text:span><text:line-break/></text:p>
      <text:p text:style-name="P7">Ort, Datum:............................................................ Unterschrift:...............................................</text:p>
      <text:p text:style-name="P7">----------------------------------------------------------------------------------------------------------------------------------------------------------------------</text:p>
      <text:p text:style-name="P3">Ich möchte regelmäßig über Email Aktivitäten Informiert werden.</text:p>
      <text:p text:style-name="P3">Email Adresse................................................................................. (Bitte genaue E-Mail-Adresse angeben)</text:p>
      <text:p text:style-name="P7">-------------------------------------------------------------------------------------------------------------------------------------------------------</text:p>
      <text:p text:style-name="P8">Ermächtigung zum Einzug von Forderung durch Lastschriften<text:line-break/></text:p>
      <text:p text:style-name="P3">Hiermit ermächtige ich den Verein Kinder Afrika Projekt e.V. widerruflich, den von mir zu entrichtenden Beitrag</text:p>
      <text:p text:style-name="P3">bei Fälligkeit zu Lasten meines Kontos Nr. …………………………………………………………………………..</text:p>
      <text:p text:style-name="P3">bei der ………………………………………………………………….. BLZ. ………...……………………………….</text:p>
      <text:p text:style-name="P3">durch Lastschrift einzuziehen.</text:p>
      <text:p text:style-name="P3">Wenn mein Konto die erforderliche Deckung nicht aufweist, besteht seitens des kontoführenden Kreditinstituts</text:p>
      <text:p text:style-name="P3">keine Verpflichtung zur Einlösung</text:p>
      <text:p text:style-name="P3">Name:……………………………......………..................... Vorname: ....................................................</text:p>
      <text:p text:style-name="P3">Geb.-Datum: ………………........................... Straße: ……..………………….......………….................................</text:p>
      <text:p text:style-name="P3">PLZ, Ort:........................................................ Datum:.....................................................................................</text:p>
      <text:p text:style-name="P3">Unterschrift:……………………………….......<text:line-break/></text:p>
      <text:p text:style-name="P9">Kinder Afrika Projekt e.V. – Zieglerstr. 26 – D-65191 Wiesbaden</text:p>
      <text:p text:style-name="P9">Vereinsregister Wiesbaden VR 6319, St-Nr. 04025071920</text:p>
      <text:p text:style-name="P9">Konto: KAP e.V. - Volksbank, Wiesbaden - BLZ: 510 90000 - Kto.-Nr.: 7505205</text:p>
      <text:p text:style-name="P10">___________________________________________________________________________________<text:line-break/>Für internen Vermerk:</text:p>
      <text:p text:style-name="P12"><text:span text:style-name="T7">EDV-Erfassung________________ <text:s text:c="3"/>Lastschrift angelegt______________ <text:s text:c="3"/></text:span><text:span text:style-name="T7">Mitglieds-Nr: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Narrow,Bold" svg:font-family="'ArialNarrow,Bold'"/>
    <style:font-face style:name="Mangal1" svg:font-family="Mangal"/>
    <style:font-face style:name="Segoe UI" svg:font-family="'Segoe UI'"/>
    <style:font-face style:name="CenturySchoolbook,Bold" svg:font-family="'CenturySchoolbook,Bold'" style:font-family-generic="roman"/>
    <style:font-face style:name="KristenITC" svg:font-family="KristenITC" style:font-family-generic="script"/>
    <style:font-face style:name="Arial1" svg:font-family="Arial" style:font-family-generic="swiss"/>
    <style:font-face style:name="ArialNarrow" svg:font-family="ArialNarrow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lu  Ogba</meta:initial-creator>
    <meta:creation-date>2011-11-14T18:43:08.25</meta:creation-date>
    <meta:printed-by>Kalu  Ogba</meta:printed-by>
    <meta:print-date>2011-11-14T19:07:40.47</meta:print-date>
    <dc:date>2011-11-22T11:53:32.78</dc:date>
    <dc:creator>Kalu  Ogba</dc:creator>
    <meta:editing-duration>PT00H52M15S</meta:editing-duration>
    <meta:editing-cycles>2</meta:editing-cycles>
    <meta:generator>OpenOffice.org/3.2$Win32 OpenOffice.org_project/320m18$Build-9502</meta:generator>
    <meta:document-statistic meta:table-count="0" meta:image-count="1" meta:object-count="0" meta:page-count="1" meta:paragraph-count="34" meta:word-count="195" meta:character-count="2449"/>
  </office:meta>
</office:document-meta>
</file>